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ortissimo Demo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2020-07-22</text:p>
            <text:p/>
            <text:p>Prepared by Kimberlee I. Model for Stealth Software Technologies Internal Use.</text:p>
            <text:p/>
            <text:p>The information in this presentation is proprietary to Stealth Software Technologi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<text:s/></text:span><text:span text:style-name="T1">Type Parameters</text:span></text:p>
              </text:list-item>
              <text:list-item>
                <text:p text:style-name="P3"><text:span text:style-name="T1"><text:s/></text:span><text:span text:style-name="T1">Event-Driven Networking</text:span></text:p>
              </text:list-item>
              <text:list-item>
                <text:p text:style-name="P3"><text:span text:style-name="T1"><text:s/></text:span><text:span text:style-name="T1">Working with Fronctocols</text:span></text:p>
              </text:list-item>
              <text:list-item>
                <text:p text:style-name="P3"><text:span text:style-name="T1"><text:s/></text:span><text:span text:style-name="T1">Live Coding – Diffie-Hellm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 Parameters – Identity Manage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Identity_T</text:p>
                <text:list>
                  <text:list-item>
                    <text:p><text:s/>A succinct “name” for each participant in a protocol.</text:p>
                  </text:list-item>
                  <text:list-item>
                    <text:p><text:s/>Needs equality operators and read/write to/from Messages</text:p>
                  </text:list-item>
                </text:list>
              </text:list-item>
              <text:list-item>
                <text:p><text:s/>PeerSet_T</text:p>
                <text:list>
                  <text:list-item>
                    <text:p><text:s/>A set of Identity_T’s.</text:p>
                  </text:list-item>
                  <text:list-item>
                    <text:p><text:s/>It is a type parameter to fortissimo as implementations may define custom structures for their PeerSets.</text:p>
                  </text:list-item>
                  <text:list-item>
                    <text:p><text:s/>Requires <text:span text:style-name="T2">forEach(Identity_T&amp;, fronctocolId_t&amp;, bool&amp;)</text:span> to access and modify per-identity <text:span text:style-name="T2">peer_id</text:span> and <text:span text:style-name="T2">peer_completion</text:span> values, also needs read/write to/from Messages.</text:p>
                  </text:list-item>
                  <text:list-item>
                    <text:p><text:s/>Abstract class <text:span text:style-name="T2">PeerSet&lt;Identity_T&gt;</text:span> to help manage requirements of the PeerSet_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 Parameters – Message Pass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IncomingMessage&lt;Identity_T&gt;</text:p>
                <text:list>
                  <text:list-item>
                    <text:p><text:s/>Abstract class which defines a received message to be read</text:p>
                  </text:list-item>
                  <text:list-item>
                    <text:p><text:s/>Has helper methods <text:span text:style-name="T2">bool read&lt;T&gt;(T&amp;)</text:span> for various types</text:p>
                  </text:list-item>
                  <text:list-item>
                    <text:p><text:s/>Needs <text:span text:style-name="T2">size_t remove(void*, size_t)</text:span> and <text:span text:style-name="T2">size_t length()</text:span> methods</text:p>
                  </text:list-item>
                </text:list>
              </text:list-item>
              <text:list-item>
                <text:p><text:s/>OutgoingMessage&lt;Identity_T&gt;</text:p>
                <text:list>
                  <text:list-item>
                    <text:p><text:s/>Abstract class for messages to be sent to other participants.</text:p>
                  </text:list-item>
                  <text:list-item>
                    <text:p><text:s/>Has helper methods <text:span text:style-name="T2">bool write&lt;T&gt;(T const&amp;)</text:span> for various 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Needs <text:span text:style-name="T2">size_t add(void const*, size_t)</text:span> and <text:span text:style-name="T2">size_t length()</text:span>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ing – Required Link Propert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Guaranteed Delivery</text:p>
                <text:list>
                  <text:list-item>
                    <text:p><text:s/>All messages must be delivered</text:p>
                  </text:list-item>
                </text:list>
              </text:list-item>
              <text:list-item>
                <text:p><text:s/>Pairwise Inorder Delivery</text:p>
                <text:list>
                  <text:list-item>
                    <text:p><text:s/>Any two messages from the same sender to the same recipient must be delivered in the order they were sent</text:p>
                  </text:list-item>
                </text:list>
              </text:list-item>
              <text:list-item>
                <text:p><text:s/>Integrity</text:p>
                <text:list>
                  <text:list-item>
                    <text:p><text:s/>The data of the message is not mutated during transit</text:p>
                  </text:list-item>
                </text:list>
              </text:list-item>
              <text:list-item>
                <text:p><text:s/><text:span text:style-name="T3">Confidentiality</text:span></text:p>
                <text:list>
                  <text:list-item>
                    <text:p><text:span text:style-name="T4"><text:s/></text:span><text:span text:style-name="T4">Fortissimo does not itself require or provide confidentiality, but protocols running inside Fortissimo may need it. In that case it is up to the external networking to provide th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ing AP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FronctocolsManager&lt;Identity_T, PeerSet_T&gt;</text:p>
                <text:list>
                  <text:list-item>
                    <text:p><text:s/>This is the primary class with which the network interacts.</text:p>
                  </text:list-item>
                  <text:list-item>
                    <text:p><text:s/><text:span text:style-name="T2">setOutgoingMessageFactory(lambda)</text:span> must be called as Fortissimo cannot make <text:span text:style-name="T2">OutgoingMessage&lt;Identity_T&gt;</text:span> objects on its own</text:p>
                  </text:list-item>
                  <text:list-item>
                    <text:p><text:s/><text:span text:style-name="T2">void init(unique_ptr&lt;Fronctocol&lt;...&gt;&gt;, PeerSet ps vector&lt;OutgoingMessage&lt;…&gt;&gt;*)</text:span> initializes the framework by beginning the “main” fronctocol with its given peers</text:p>
                  </text:list-item>
                  <text:list-item>
                    <text:p><text:s/><text:span text:style-name="T2">void handleReceive(IncomingMessage&lt;...&gt;&amp;, vector&lt;OutgoingMessage&lt;...&gt;&gt;*)</text:span> must be called each time a message is delivered for Fortissimo.</text:p>
                  </text:list-item>
                  <text:list-item>
                    <text:p><text:s/>Fortissimo will notify when it is complete with <text:span text:style-name="T2">bool isFinished()</text:span>, <text:s/><text:span text:style-name="T2">bool isClosed()</text:span>, and <text:span text:style-name="T2">bool isAborted()</text:span>.</text:p>
                  </text:list-item>
                  <text:list-item>
                    <text:p><text:s/><text:span text:style-name="T2">vector&lt;OutgoingMessage&lt;...&gt;&gt;*</text:span> parameters should start out as empty, and messages inserted into them should be sent after Fortissimo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ing PseudoCod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set&lt;Connection&gt; conns = …;</text:p>
              </text:list-item>
              <text:list-item>
                <text:p>FronctocolsManager ff = new FronctocolsManager();</text:p>
              </text:list-item>
              <text:list-item>
                <text:p>ff.setOutgoingMessageFactory([](Identity i) - &gt; OutgoingMessage</text:p>
              </text:list-item>
              <text:list-item>
                <text:p><text:s text:c="7"/>{ return new OutgoingMessage(i); });</text:p>
              </text:list-item>
              <text:list-item>
                <text:p>vector&lt;OutgoingMessages&gt; out_msgs = empty;</text:p>
              </text:list-item>
              <text:list-item>
                <text:p>ff.init(f, init_msgs);</text:p>
              </text:list-item>
              <text:list-item>
                <text:p>for (out_msg : out_msgs) { conns[out_msg.recipient].send(out_msg); }</text:p>
              </text:list-item>
              <text:list-item>
                <text:p/>
              </text:list-item>
              <text:list-item>
                <text:p>while(!ff.isClosed() &amp;&amp; !ff.isAborted()) {</text:p>
              </text:list-item>
              <text:list-item>
                <text:p><text:s text:c="4"/>Connection&amp; curr_conn = select(conns);</text:p>
              </text:list-item>
              <text:list-item>
                <text:p><text:s text:c="4"/>IncomingMessage in_msg = new IncomingMessage(curr_conn);</text:p>
              </text:list-item>
              <text:list-item>
                <text:p><text:s text:c="4"/>vector&lt;OutgoingMessages&gt; out_msgs = empty;</text:p>
              </text:list-item>
              <text:list-item>
                <text:p><text:s text:c="4"/>ff.handleReceive(in_msg, out_msgs);</text:p>
              </text:list-item>
              <text:list-item>
                <text:p><text:s text:c="4"/>assert(in_msg.isEmpty());</text:p>
              </text:list-item>
              <text:list-item>
                <text:p><text:s text:c="4"/>for (out_msg : out_msgs) { conns[out_msg.recipient].send(out_msg); }</text:p>
              </text:list-item>
              <text:list-item>
                <text:p><text:s text:c="2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nctocol – Virtual Callback Metho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void init()</text:p>
                <text:list>
                  <text:list-item>
                    <text:p><text:s/>Called by the framework after a fronctocol is invoked.</text:p>
                  </text:list-item>
                </text:list>
              </text:list-item>
              <text:list-item>
                <text:p><text:s/>void handleReceive(IncomingMessage&amp;)</text:p>
                <text:list>
                  <text:list-item>
                    <text:p><text:s/>Called when a message for this fronctocol is received.</text:p>
                  </text:list-item>
                </text:list>
              </text:list-item>
              <text:list-item>
                <text:p><text:s/>void handleComplete(Fronctocol&amp;)</text:p>
                <text:list>
                  <text:list-item>
                    <text:p><text:s/>Called when a child fronctocol invoked by this fronctocol finishes. The parent can collect “return values” by casting the fronctocol to a concrete type and accessing attributes/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nctocol – Framework’s Metho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void invoke(unique_ptr&lt;Fronctocol&gt;, PeerSet_t)</text:p>
                <text:list>
                  <text:list-item>
                    <text:p><text:s/>Ask the framework to begin processing a new fronctocol.</text:p>
                  </text:list-item>
                  <text:list-item>
                    <text:p><text:s/>The fronctocol begins processing after the current callback completes</text:p>
                  </text:list-item>
                </text:list>
              </text:list-item>
              <text:list-item>
                <text:p><text:s/>void send(unique_ptr&lt;OutgoingMessage&gt;)</text:p>
                <text:list>
                  <text:list-item>
                    <text:p><text:s/>Ask the framework (to ask the network) to send a message</text:p>
                  </text:list-item>
                </text:list>
              </text:list-item>
              <text:list-item>
                <text:p><text:s/>void complete()</text:p>
                <text:list>
                  <text:list-item>
                    <text:p><text:s/>Indicate to the framework that after the current callback returns, the fronctocol is finished</text:p>
                  </text:list-item>
                </text:list>
              </text:list-item>
              <text:list-item>
                <text:p><text:s/>void abort()</text:p>
                <text:list>
                  <text:list-item>
                    <text:p><text:s/>Stop processing the entire protocol after the callback retu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c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Missing from this presentation</text:p>
              </text:list-item>
            </text:list>
            <text:list text:style-name="L3">
              <text:list-item>
                <text:p><text:s/>Promises API</text:p>
              </text:list-item>
              <text:list-item>
                <text:p><text:s/>Maybe other things.</text:p>
              </text:list-item>
            </text:list>
            <text:p/>
            <text:p>Live Coding – Diffie Hell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2T15:23:57.542004926</meta:creation-date>
    <meta:editing-duration>PT1H12M50S</meta:editing-duration>
    <meta:editing-cycles>7</meta:editing-cycles>
    <meta:generator>LibreOffice/5.3.6.1$Linux_X86_64 LibreOffice_project/30$Build-1</meta:generator>
    <dc:date>2020-07-23T18:48:40.005722079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